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84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23.41mm"/>
    </style:style>
    <style:style style:name="co4" style:family="table-column">
      <style:table-column-properties fo:break-before="auto" style:column-width="26.32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30.3mm"/>
    </style:style>
    <style:style style:name="co7" style:family="table-column">
      <style:table-column-properties fo:break-before="auto" style:column-width="34.31mm"/>
    </style:style>
    <style:style style:name="co8" style:family="table-column">
      <style:table-column-properties fo:break-before="auto" style:column-width="34.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fff200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background-color="#fff200"/>
      <style:text-properties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200"/>
      <style:text-properties style:font-name="Liberation Sans1" style:font-name-asian="Liberation Sans1" style:font-name-complex="Liberation Sans1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iberation Sans" style:font-name-asian="Liberation Sans" style:font-name="Liberation Sans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iberation Sans" style:font-name-asian="Liberation Sans" style:font-name="Liberation Sans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-asian="Noto Sans CJK SC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/>
          <table:table-cell table:style-name="ce5" office:value-type="string" calcext:value-type="string">
            <text:p>1 second</text:p>
          </table:table-cell>
          <table:table-cell table:style-name="ce5" office:value-type="string" calcext:value-type="string">
            <text:p>1 minute</text:p>
          </table:table-cell>
          <table:table-cell table:style-name="ce5" office:value-type="string" calcext:value-type="string">
            <text:p>1 hour</text:p>
          </table:table-cell>
          <table:table-cell table:style-name="ce5" office:value-type="string" calcext:value-type="string">
            <text:p>1 day</text:p>
          </table:table-cell>
          <table:table-cell table:style-name="ce5" office:value-type="string" calcext:value-type="string">
            <text:p>1 month</text:p>
          </table:table-cell>
          <table:table-cell table:style-name="ce5" office:value-type="string" calcext:value-type="string">
            <text:p>1 year</text:p>
          </table:table-cell>
          <table:table-cell table:style-name="ce5" office:value-type="string" calcext:value-type="string">
            <text:p>1 century</text:p>
          </table:table-cell>
          <table:table-cell table:style-name="ce5" table:number-columns-repeated="1016"/>
        </table:table-row>
        <table:table-row table:style-name="ro1">
          <table:table-cell table:style-name="ce4" office:value-type="string" calcext:value-type="string">
            <text:p>lg n</text:p>
          </table:table-cell>
          <table:table-cell table:style-name="ce6" office:value-type="string" calcext:value-type="string">
            <text:p>2^(10^6)</text:p>
          </table:table-cell>
          <table:table-cell table:style-name="ce6" office:value-type="string" calcext:value-type="string">
            <text:p>2^(6*10^7)</text:p>
          </table:table-cell>
          <table:table-cell table:style-name="ce6" office:value-type="string" calcext:value-type="string">
            <text:p>2^(36*10^8)</text:p>
          </table:table-cell>
          <table:table-cell table:style-name="ce6" office:value-type="string" calcext:value-type="string">
            <text:p>2^(864*10^8)</text:p>
          </table:table-cell>
          <table:table-cell table:style-name="ce6" office:value-type="string" calcext:value-type="string">
            <text:p>2^(2592*10^9)</text:p>
          </table:table-cell>
          <table:table-cell table:style-name="ce6" office:value-type="string" calcext:value-type="string">
            <text:p>2^(94608*10^10)</text:p>
          </table:table-cell>
          <table:table-cell table:style-name="ce6" office:value-type="string" calcext:value-type="string">
            <text:p>2^(94608*10^12)</text:p>
          </table:table-cell>
          <table:table-cell table:style-name="ce6" table:number-columns-repeated="1016"/>
        </table:table-row>
        <table:table-row table:style-name="ro2">
          <table:table-cell table:style-name="ce4" office:value-type="string" calcext:value-type="string">
            <text:p><text:span text:style-name="T1">√</text:span>n</text:p>
          </table:table-cell>
          <table:table-cell table:style-name="ce6" table:formula="of:=POWER([.B4];2)" office:value-type="float" office:value="1000000000000" calcext:value-type="float">
            <text:p>1000000000000</text:p>
          </table:table-cell>
          <table:table-cell table:style-name="ce6" table:formula="of:=POWER([.C4];2)" office:value-type="float" office:value="3600000000000000" calcext:value-type="float">
            <text:p>3600000000000000</text:p>
          </table:table-cell>
          <table:table-cell table:style-name="ce6" table:formula="of:=POWER([.D4];2)" office:value-type="float" office:value="1.296E+019" calcext:value-type="float">
            <text:p>1,296E+019</text:p>
          </table:table-cell>
          <table:table-cell table:style-name="ce6" table:formula="of:=POWER([.E4];2)" office:value-type="float" office:value="7.46496E+021" calcext:value-type="float">
            <text:p>7,46496E+021</text:p>
          </table:table-cell>
          <table:table-cell table:style-name="ce6" table:formula="of:=POWER([.F4];2)" office:value-type="float" office:value="6.718464E+024" calcext:value-type="float">
            <text:p>6,718464E+024</text:p>
          </table:table-cell>
          <table:table-cell table:style-name="ce6" table:formula="of:=POWER([.G4];2)" office:value-type="float" office:value="8.950673664E+029" calcext:value-type="float">
            <text:p>8,950673664E+029</text:p>
          </table:table-cell>
          <table:table-cell table:style-name="ce6" table:formula="of:=POWER([.H4];2)" office:value-type="float" office:value="8.950673664E+033" calcext:value-type="float">
            <text:p>8,950673664E+033</text:p>
          </table:table-cell>
          <table:table-cell table:style-name="ce6" table:number-columns-repeated="1016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6" office:value-type="float" office:value="1000000" calcext:value-type="float">
            <text:p>1000000</text:p>
          </table:table-cell>
          <table:table-cell table:style-name="ce6" table:formula="of:=[.B4]*60" office:value-type="float" office:value="60000000" calcext:value-type="float">
            <text:p>60000000</text:p>
          </table:table-cell>
          <table:table-cell table:style-name="ce6" table:formula="of:=[.C4]*60" office:value-type="float" office:value="3600000000" calcext:value-type="float">
            <text:p>3600000000</text:p>
          </table:table-cell>
          <table:table-cell table:style-name="ce6" table:formula="of:=[.D4]*24" office:value-type="float" office:value="86400000000" calcext:value-type="float">
            <text:p>86400000000</text:p>
          </table:table-cell>
          <table:table-cell table:style-name="ce6" table:formula="of:=[.E4]*30" office:value-type="float" office:value="2592000000000" calcext:value-type="float">
            <text:p>2592000000000</text:p>
          </table:table-cell>
          <table:table-cell table:style-name="ce6" table:formula="of:=[.F4]*365" office:value-type="float" office:value="946080000000000" calcext:value-type="float">
            <text:p>946080000000000</text:p>
          </table:table-cell>
          <table:table-cell table:style-name="ce6" table:formula="of:=[.G4]*100" office:value-type="float" office:value="9.4608E+016" calcext:value-type="float">
            <text:p>9,4608E+016</text:p>
          </table:table-cell>
          <table:table-cell table:style-name="ce6" table:number-columns-repeated="1016"/>
        </table:table-row>
        <table:table-row table:style-name="ro1">
          <table:table-cell table:style-name="ce4" office:value-type="string" calcext:value-type="string">
            <text:p>n lg n</text:p>
          </table:table-cell>
          <table:table-cell table:style-name="ce7" office:value-type="string" calcext:value-type="string">
            <text:p><text:span text:style-name="T2">(raiz N)√(2^(</text:span>10^6))</text:p>
          </table:table-cell>
          <table:table-cell table:style-name="ce7" office:value-type="string" calcext:value-type="string">
            <text:p>(raiz N)√(2^(6*10^7))</text:p>
          </table:table-cell>
          <table:table-cell table:style-name="ce7" office:value-type="string" calcext:value-type="string">
            <text:p>(raiz N)√(2^(36*10^8))</text:p>
          </table:table-cell>
          <table:table-cell table:style-name="ce7" office:value-type="string" calcext:value-type="string">
            <text:p>(raiz N)√(2^(864*10^8))</text:p>
          </table:table-cell>
          <table:table-cell table:style-name="ce7" office:value-type="string" calcext:value-type="string">
            <text:p>(raiz N)√(2^(2592*10^9))</text:p>
          </table:table-cell>
          <table:table-cell table:style-name="ce7" office:value-type="string" calcext:value-type="string">
            <text:p>(raiz N)√(2^(94608*10^10))</text:p>
          </table:table-cell>
          <table:table-cell table:style-name="ce7" office:value-type="string" calcext:value-type="string">
            <text:p>(raiz N)√(2^(94608*10^12))</text:p>
          </table:table-cell>
          <table:table-cell table:style-name="ce6" table:number-columns-repeated="1016"/>
        </table:table-row>
        <table:table-row table:style-name="ro2">
          <table:table-cell table:style-name="ce4" office:value-type="string" calcext:value-type="string">
            <text:p>n^2</text:p>
          </table:table-cell>
          <table:table-cell table:style-name="ce8" office:value-type="string" calcext:value-type="string">
            <text:p>√(10^6)</text:p>
          </table:table-cell>
          <table:table-cell table:style-name="ce7" office:value-type="string" calcext:value-type="string">
            <text:p><text:span text:style-name="T3">√</text:span><text:span text:style-name="T4">(6*10^7)</text:span></text:p>
          </table:table-cell>
          <table:table-cell table:style-name="ce7" office:value-type="string" calcext:value-type="string">
            <text:p><text:span text:style-name="T3">√(</text:span><text:span text:style-name="T4">36*10^8</text:span>)</text:p>
          </table:table-cell>
          <table:table-cell table:style-name="ce7" office:value-type="string" calcext:value-type="string">
            <text:p><text:span text:style-name="T3">√(</text:span><text:span text:style-name="T4">864*10^8</text:span>)</text:p>
          </table:table-cell>
          <table:table-cell table:style-name="ce7" office:value-type="string" calcext:value-type="string">
            <text:p><text:span text:style-name="T3">√(</text:span><text:span text:style-name="T4">2592*10^9</text:span>)</text:p>
          </table:table-cell>
          <table:table-cell table:style-name="ce7" office:value-type="string" calcext:value-type="string">
            <text:p><text:span text:style-name="T3">√(</text:span><text:span text:style-name="T4">94608*10^10</text:span>)</text:p>
          </table:table-cell>
          <table:table-cell table:style-name="ce7" office:value-type="string" calcext:value-type="string">
            <text:p><text:span text:style-name="T3">√(</text:span><text:span text:style-name="T4">94608*10^12</text:span>)</text:p>
          </table:table-cell>
          <table:table-cell table:style-name="ce6" table:number-columns-repeated="1016"/>
        </table:table-row>
        <table:table-row table:style-name="ro1">
          <table:table-cell table:style-name="ce4" office:value-type="string" calcext:value-type="string">
            <text:p>n^3</text:p>
          </table:table-cell>
          <table:table-cell table:style-name="ce7" office:value-type="string" calcext:value-type="string">
            <text:p>3(cúbico)√(10^6)</text:p>
          </table:table-cell>
          <table:table-cell table:style-name="ce6" office:value-type="string" calcext:value-type="string">
            <text:p>3(cúbico)√(6*10^7)</text:p>
          </table:table-cell>
          <table:table-cell table:style-name="ce6" office:value-type="string" calcext:value-type="string">
            <text:p>3(cúbico)√(36*10^8)</text:p>
          </table:table-cell>
          <table:table-cell table:style-name="ce6" office:value-type="string" calcext:value-type="string">
            <text:p>3(cúbico)√(864*10^8)</text:p>
          </table:table-cell>
          <table:table-cell table:style-name="ce6" office:value-type="string" calcext:value-type="string">
            <text:p>3(cúbico)√(2592*10^9)</text:p>
          </table:table-cell>
          <table:table-cell table:style-name="ce6" office:value-type="string" calcext:value-type="string">
            <text:p>3(cúbico)√(94608*10^10)</text:p>
          </table:table-cell>
          <table:table-cell table:style-name="ce6" office:value-type="string" calcext:value-type="string">
            <text:p>3(cúbico)√(94608*10^12)</text:p>
          </table:table-cell>
          <table:table-cell table:style-name="ce6" table:number-columns-repeated="1016"/>
        </table:table-row>
        <table:table-row table:style-name="ro1">
          <table:table-cell table:style-name="ce4" office:value-type="string" calcext:value-type="string">
            <text:p>2^n</text:p>
          </table:table-cell>
          <table:table-cell table:style-name="ce6" table:formula="of:=LOG([.B4];2)" office:value-type="float" office:value="19.9315685693242" calcext:value-type="float">
            <text:p>19,9315685693242</text:p>
          </table:table-cell>
          <table:table-cell table:style-name="ce6" table:formula="of:=LOG([.C4];2)" office:value-type="float" office:value="25.8384591649327" calcext:value-type="float">
            <text:p>25,8384591649327</text:p>
          </table:table-cell>
          <table:table-cell table:style-name="ce6" table:formula="of:=LOG([.D4];2)" office:value-type="float" office:value="31.7453497605412" calcext:value-type="float">
            <text:p>31,7453497605412</text:p>
          </table:table-cell>
          <table:table-cell table:style-name="ce6" table:formula="of:=LOG([.E4];2)" office:value-type="float" office:value="36.3303122612624" calcext:value-type="float">
            <text:p>36,3303122612624</text:p>
          </table:table-cell>
          <table:table-cell table:style-name="ce6" table:formula="of:=LOG([.F4];2)" office:value-type="float" office:value="41.2372028568709" calcext:value-type="float">
            <text:p>41,2372028568709</text:p>
          </table:table-cell>
          <table:table-cell table:style-name="ce6" table:formula="of:=LOG([.G4];2)" office:value-type="float" office:value="49.7489555106383" calcext:value-type="float">
            <text:p>49,7489555106383</text:p>
          </table:table-cell>
          <table:table-cell table:style-name="ce6" table:formula="of:=LOG([.H4];2)" office:value-type="float" office:value="56.392811700413" calcext:value-type="float">
            <text:p>56,392811700413</text:p>
          </table:table-cell>
          <table:table-cell table:style-name="ce6" table:number-columns-repeated="1016"/>
        </table:table-row>
        <table:table-row table:style-name="ro1">
          <table:table-cell table:style-name="ce4" office:value-type="string" calcext:value-type="string">
            <text:p>n! (Fiz um programa em C para calcular)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14:51:18.286709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20:19:23.805524982</meta:creation-date>
    <dc:date>2019-09-17T16:44:24.959486637</dc:date>
    <meta:editing-duration>PT1H1M7S</meta:editing-duration>
    <meta:editing-cycles>5</meta:editing-cycles>
    <meta:generator>LibreOffice/6.0.7.3$Linux_X86_64 LibreOffice_project/00m0$Build-3</meta:generator>
    <meta:document-statistic meta:table-count="1" meta:cell-count="71" meta:object-count="0"/>
  </office:meta>
</office:document-meta>
</file>